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5.863cm"/>
    </style:style>
    <style:style style:name="Tabla1.B" style:family="table-column">
      <style:table-column-properties style:column-width="8.927cm"/>
    </style:style>
    <style:style style:name="Tabla1.C" style:family="table-column">
      <style:table-column-properties style:column-width="2.8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e7432" officeooo:paragraph-rsid="001e74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7432" officeooo:paragraph-rsid="001e743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e7432" officeooo:paragraph-rsid="001e7432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officeooo:rsid="0020a1dc" officeooo:paragraph-rsid="0020a1dc"/>
    </style:style>
    <style:style style:name="P5" style:family="paragraph" style:parent-style-name="Table_20_Contents">
      <style:paragraph-properties fo:text-align="justify" style:justify-single-word="false"/>
      <style:text-properties officeooo:rsid="00216d96" officeooo:paragraph-rsid="00216d96"/>
    </style:style>
    <style:style style:name="P6" style:family="paragraph" style:parent-style-name="Table_20_Contents">
      <style:paragraph-properties fo:text-align="justify" style:justify-single-word="false"/>
      <style:text-properties officeooo:rsid="0021e15b" officeooo:paragraph-rsid="0021e15b"/>
    </style:style>
    <style:style style:name="P7" style:family="paragraph" style:parent-style-name="Table_20_Contents">
      <style:paragraph-properties fo:text-align="justify" style:justify-single-word="false"/>
      <style:text-properties officeooo:rsid="002240ef" officeooo:paragraph-rsid="002240ef"/>
    </style:style>
    <style:style style:name="P8" style:family="paragraph" style:parent-style-name="Table_20_Contents">
      <style:paragraph-properties fo:text-align="justify" style:justify-single-word="false"/>
      <style:text-properties officeooo:rsid="0022e8bf" officeooo:paragraph-rsid="0022e8bf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e7432" officeooo:paragraph-rsid="001e7432"/>
    </style:style>
    <style:style style:name="P10" style:family="paragraph" style:parent-style-name="Standard">
      <style:paragraph-properties fo:text-align="justify" style:justify-single-word="false"/>
      <style:text-properties officeooo:rsid="001e7432" officeooo:paragraph-rsid="001e7432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9f6e8" officeooo:paragraph-rsid="0029f6e8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fa77d" officeooo:paragraph-rsid="001fa77d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2a71f0" officeooo:paragraph-rsid="002a71f0"/>
    </style:style>
    <style:style style:name="T1" style:family="text">
      <style:text-properties officeooo:rsid="0022e8bf"/>
    </style:style>
    <style:style style:name="T2" style:family="text">
      <style:text-properties officeooo:rsid="0024ce8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de inscripción y seguimiento para alumnos de movilidad</text:p>
      <text:p text:style-name="P1"><text:span text:style-name="T3">Objetivos:</text:span></text:p>
      <text:list xml:id="list434190034701047613" text:style-name="L1">
        <text:list-item>
          <text:p text:style-name="P9">Realizar un sistema web por medio del cual los estudiantes que estén interesados por un intercambio puedan preinscribirse a la convocatoria.</text:p>
        </text:list-item>
        <text:list-item>
          <text:p text:style-name="P9">Mantener un control sobre las diferentes etapas por las que se lleva a cabo el proceso de movilidad dentro de la UNAM.</text:p>
        </text:list-item>
        <text:list-item>
          <text:p text:style-name="P9">Poder verificar en que etapa se encuentran los estudiantes dentro del proceso que comprende la movilidad estudiantil.</text:p>
        </text:list-item>
        <text:list-item>
          <text:p text:style-name="P11">Llegar a contener en una única Base de Datos todos los estudiantes que han realizado estudios de movilidad para tener un historial adecuado.</text:p>
        </text:list-item>
      </text:list>
      <text:p text:style-name="P1"/>
      <text:p text:style-name="P3">Alcances:</text:p>
      <text:list xml:id="list1402192091381941204" text:style-name="L2">
        <text:list-item>
          <text:p text:style-name="P12">Llegar a todos los estudiantes que estén interesados en realizar un intercambio.</text:p>
        </text:list-item>
        <text:list-item>
          <text:p text:style-name="P12">Poder culminar con éxito el proceso de movilidad con todos los estudiantes aceptados.</text:p>
        </text:list-item>
        <text:list-item>
          <text:p text:style-name="P13">Integrar datos de todos los alumnos participantes en el programa de movilidad desde el 2006.</text:p>
        </text:list-item>
      </text:list>
      <text:p text:style-name="P1"/>
      <text:p text:style-name="P3">Cronograma: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Actividad </text:p>
          </table:table-cell>
          <table:table-cell table:style-name="Tabla1.A1" office:value-type="string">
            <text:p text:style-name="P4">Descripción </text:p>
          </table:table-cell>
          <table:table-cell table:style-name="Tabla1.C1" office:value-type="string">
            <text:p text:style-name="P4">Duración </text:p>
          </table:table-cell>
        </table:table-row>
        <table:table-row>
          <table:table-cell table:style-name="Tabla1.A2" office:value-type="string">
            <text:p text:style-name="P5"><text:span text:style-name="T2">R</text:span>equerimientos para el pre-registro</text:p>
          </table:table-cell>
          <table:table-cell table:style-name="Tabla1.A2" office:value-type="string">
            <text:p text:style-name="P5">Se llevara a cabo la recolección de información que se requiere recabar para poder crear un formulario de pre-registro adecuado.</text:p>
          </table:table-cell>
          <table:table-cell table:style-name="Tabla1.C2" office:value-type="string">
            <text:p text:style-name="P6">1 semana</text:p>
          </table:table-cell>
        </table:table-row>
        <table:table-row>
          <table:table-cell table:style-name="Tabla1.A2" office:value-type="string">
            <text:p text:style-name="P6">Creación de pagina web </text:p>
          </table:table-cell>
          <table:table-cell table:style-name="Tabla1.A2" office:value-type="string">
            <text:p text:style-name="P6">Se llevara a cabo la elaboración del sitio web que contendrá el pre-registro de aspirantes, <text:span text:style-name="T2">incluyendo la Base de Datos</text:span>.</text:p>
          </table:table-cell>
          <table:table-cell table:style-name="Tabla1.C2" office:value-type="string">
            <text:p text:style-name="P6">2 semana</text:p>
          </table:table-cell>
        </table:table-row>
        <table:table-row>
          <table:table-cell table:style-name="Tabla1.A2" office:value-type="string">
            <text:p text:style-name="P6">Elaboración de login </text:p>
          </table:table-cell>
          <table:table-cell table:style-name="Tabla1.A2" office:value-type="string">
            <text:p text:style-name="P6">Se llevará a cabo la parte de consulta de alumnos pre-inscritos por medio de un login con usuario y contraseña.</text:p>
          </table:table-cell>
          <table:table-cell table:style-name="Tabla1.C2" office:value-type="string">
            <text:p text:style-name="P6">1 semana</text:p>
          </table:table-cell>
        </table:table-row>
        <table:table-row>
          <table:table-cell table:style-name="Tabla1.A2" office:value-type="string">
            <text:p text:style-name="P6">Requerimientos para <text:span text:style-name="T1">elaboración</text:span> del seguimiento</text:p>
          </table:table-cell>
          <table:table-cell table:style-name="Tabla1.A2" office:value-type="string">
            <text:p text:style-name="P6">Se llevará a cabo la recopilación de toda la información requerida para dar seguimiento a los alumnos aceptados.</text:p>
          </table:table-cell>
          <table:table-cell table:style-name="Tabla1.C2" office:value-type="string">
            <text:p text:style-name="P6">1 semana</text:p>
          </table:table-cell>
        </table:table-row>
        <table:table-row>
          <table:table-cell table:style-name="Tabla1.A2" office:value-type="string">
            <text:p text:style-name="P6">Creación del modulo de seguimiento a estudiantes</text:p>
          </table:table-cell>
          <table:table-cell table:style-name="Tabla1.A2" office:value-type="string">
            <text:p text:style-name="P6">Se llevara a cabo la programación del modulo de seguimiento a estudiantes.</text:p>
          </table:table-cell>
          <table:table-cell table:style-name="Tabla1.C2" office:value-type="string">
            <text:p text:style-name="P6">2 semanas</text:p>
          </table:table-cell>
        </table:table-row>
        <table:table-row>
          <table:table-cell table:style-name="Tabla1.A2" office:value-type="string">
            <text:p text:style-name="P6">Requerimientos para historial de estudiantes</text:p>
          </table:table-cell>
          <table:table-cell table:style-name="Tabla1.A2" office:value-type="string">
            <text:p text:style-name="P6">Se llevara a cabo la recolección de toda la información <text:span text:style-name="T1">histórica</text:span> de estudiantes que han realizando <text:s/>movilidad.</text:p>
          </table:table-cell>
          <table:table-cell table:style-name="Tabla1.C2" office:value-type="string">
            <text:p text:style-name="P6">3 semanas</text:p>
          </table:table-cell>
        </table:table-row>
        <table:table-row>
          <table:table-cell table:style-name="Tabla1.A2" office:value-type="string">
            <text:p text:style-name="P7">Elaboración de historial</text:p>
          </table:table-cell>
          <table:table-cell table:style-name="Tabla1.A2" office:value-type="string">
            <text:p text:style-name="P7">Se realizará la programación de todo el historial de alumnos que finalizaron su movilidad.</text:p>
          </table:table-cell>
          <table:table-cell table:style-name="Tabla1.C2" office:value-type="string">
            <text:p text:style-name="P7">2 semanas</text:p>
          </table:table-cell>
        </table:table-row>
        <table:table-row>
          <table:table-cell table:style-name="Tabla1.A2" office:value-type="string">
            <text:p text:style-name="P7">Retroalimentación </text:p>
          </table:table-cell>
          <table:table-cell table:style-name="Tabla1.A2" office:value-type="string">
            <text:p text:style-name="P7">Se llevará a cabo una revisión del sistema hasta este punto para revisar posibles modificaciones, correcciones o faltas de <text:span text:style-name="T1">módulos.</text:span></text:p>
          </table:table-cell>
          <table:table-cell table:style-name="Tabla1.C2" office:value-type="string">
            <text:p text:style-name="P7">1 semana</text:p>
          </table:table-cell>
        </table:table-row>
        <table:table-row>
          <table:table-cell table:style-name="Tabla1.A2" office:value-type="string">
            <text:p text:style-name="P8">Adiciones del sistema</text:p>
          </table:table-cell>
          <table:table-cell table:style-name="Tabla1.A2" office:value-type="string">
            <text:p text:style-name="P8">Con la retroalimentación generada se realizaran las correcciones pertinentes al sistema.</text:p>
          </table:table-cell>
          <table:table-cell table:style-name="Tabla1.C2" office:value-type="string">
            <text:p text:style-name="P8">2 semana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0:09:54.150798133</meta:creation-date>
    <dc:date>2014-09-06T17:03:31.298610217</dc:date>
    <meta:editing-duration>PT1H9M9S</meta:editing-duration>
    <meta:editing-cycles>12</meta:editing-cycles>
    <meta:generator>LibreOffice/4.2.6.3$Linux_X86_64 LibreOffice_project/420m0$Build-3</meta:generator>
    <dc:creator>casa15 </dc:creator>
    <meta:document-statistic meta:table-count="1" meta:image-count="0" meta:object-count="0" meta:page-count="1" meta:paragraph-count="41" meta:word-count="350" meta:character-count="2224" meta:non-whitespace-character-count="1915"/>
  </office:meta>
</office:document-meta>
</file>